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3b33" officeooo:paragraph-rsid="00163b33"/>
    </style:style>
    <style:style style:name="P2" style:family="paragraph" style:parent-style-name="Standard">
      <style:text-properties officeooo:rsid="00163b33" officeooo:paragraph-rsid="0017e03e"/>
    </style:style>
    <style:style style:name="P3" style:family="paragraph" style:parent-style-name="Standard">
      <style:text-properties officeooo:rsid="00163b33" officeooo:paragraph-rsid="0018d234"/>
    </style:style>
    <style:style style:name="T1" style:family="text">
      <style:text-properties officeooo:rsid="0017e03e"/>
    </style:style>
    <style:style style:name="T2" style:family="text">
      <style:text-properties officeooo:rsid="0018d234"/>
    </style:style>
    <style:style style:name="T3" style:family="text">
      <style:text-properties officeooo:rsid="001a3592"/>
    </style:style>
    <style:style style:name="T4" style:family="text">
      <style:text-properties officeooo:rsid="001d776c"/>
    </style:style>
    <style:style style:name="T5" style:family="text">
      <style:text-properties officeooo:rsid="0020e53f"/>
    </style:style>
    <style:style style:name="T6" style:family="text">
      <style:text-properties officeooo:rsid="00223862"/>
    </style:style>
    <style:style style:name="T7" style:family="text">
      <style:text-properties officeooo:rsid="002262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project was limited by the time we had.</text:p>
      <text:p text:style-name="P1"/>
      <text:p text:style-name="P2">We couldn’t make a case for it, but it would need to be mountable to a wall or door frame. <text:span text:style-name="T5">It would need to be impact resistant in case of collision with the door or a person. It needs to let both sensors sense outside the case yet it must also contain the circuitry. </text:span><text:span text:style-name="T6">The sensor might also need to be adjustable in angle. Though that might not be necessary. </text:span></text:p>
      <text:p text:style-name="P2"/>
      <text:p text:style-name="P2"><text:span text:style-name="T1">We used the phototransistor to detect a light being blocked. We could have used a</text:span><text:span text:style-name="T7">n</text:span><text:span text:style-name="T1"> infrared sensor instead. Thi</text:span><text:span text:style-name="T2">s</text:span><text:span text:style-name="T1"> would not have been much more work but would have provided better results. We would also need an infrared laser light.</text:span></text:p>
      <text:p text:style-name="P2"/>
      <text:p text:style-name="P3"><text:s/><text:span text:style-name="T2">This would be deployed online and not mass marketed as it is not useful to a large audience but only to a select few.</text:span></text:p>
      <text:p text:style-name="P3"/>
      <text:p text:style-name="P3"><text:span text:style-name="T2">To improve the design, we could have used an infrared phototransistor as previously stated and we could have made it much less of a mess. It is also lagging and could use a bit more processing power. </text:span><text:span text:style-name="T3">It also does not have a battery as of yet.</text:span><text:span text:style-name="T2"> </text:span><text:span text:style-name="T4">The only extra code would be for the infrared sensor.</text:span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4T15:25:21.144000000</meta:creation-date>
    <meta:generator>LibreOffice/7.1.3.2$Windows_X86_64 LibreOffice_project/47f78053abe362b9384784d31a6e56f8511eb1c1</meta:generator>
    <dc:date>2021-06-14T15:50:11.923000000</dc:date>
    <meta:editing-duration>PT24M48S</meta:editing-duration>
    <meta:editing-cycles>9</meta:editing-cycles>
    <meta:document-statistic meta:table-count="0" meta:image-count="0" meta:object-count="0" meta:page-count="1" meta:paragraph-count="5" meta:word-count="200" meta:character-count="1047" meta:non-whitespace-character-count="850"/>
  </office:meta>
</office:document-meta>
</file>